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SerializationAnnotations" style:family="table">
      <style:table-properties style:width="6.9271in" fo:margin-left="0in" table:align="left"/>
    </style:style>
    <style:style style:name="SerializationAnnotations.A" style:family="table-column">
      <style:table-column-properties style:column-width="1.1354in"/>
    </style:style>
    <style:style style:name="SerializationAnnotations.B" style:family="table-column">
      <style:table-column-properties style:column-width="0.8854in"/>
    </style:style>
    <style:style style:name="SerializationAnnotations.C" style:family="table-column">
      <style:table-column-properties style:column-width="1.2708in"/>
    </style:style>
    <style:style style:name="SerializationAnnotations.D" style:family="table-column">
      <style:table-column-properties style:column-width="3.6354in"/>
    </style:style>
    <style:style style:name="SerializationAnnotations.A1" style:family="table-cell">
      <style:table-cell-properties fo:padding="0.0382in" fo:border-left="0.05pt solid #000000" fo:border-right="none" fo:border-top="0.05pt solid #000000" fo:border-bottom="0.05pt solid #000000"/>
    </style:style>
    <style:style style:name="SerializationAnnotations.D1" style:family="table-cell">
      <style:table-cell-properties fo:padding="0.0382in" fo:border="0.05pt solid #000000"/>
    </style:style>
    <style:style style:name="SerializationAnnotations.A2" style:family="table-cell">
      <style:table-cell-properties fo:padding="0.0382in" fo:border-left="0.05pt solid #000000" fo:border-right="none" fo:border-top="none" fo:border-bottom="0.05pt solid #000000"/>
    </style:style>
    <style:style style:name="SerializationAnnotations.D2" style:family="table-cell">
      <style:table-cell-properties fo:padding="0.0382in" fo:border-left="0.05pt solid #000000" fo:border-right="0.05pt solid #000000" fo:border-top="none" fo:border-bottom="0.05pt solid #000000"/>
    </style:style>
    <style:style style:name="LoadCommandJSFParams" style:family="table">
      <style:table-properties style:width="6.9271in" fo:margin-left="0in" table:align="left"/>
    </style:style>
    <style:style style:name="LoadCommandJSFParams.A" style:family="table-column">
      <style:table-column-properties style:column-width="1.3021in"/>
    </style:style>
    <style:style style:name="LoadCommandJSFParams.B" style:family="table-column">
      <style:table-column-properties style:column-width="1.2396in"/>
    </style:style>
    <style:style style:name="LoadCommandJSFParams.C" style:family="table-column">
      <style:table-column-properties style:column-width="0.8333in"/>
    </style:style>
    <style:style style:name="LoadCommandJSFParams.D" style:family="table-column">
      <style:table-column-properties style:column-width="3.5521in"/>
    </style:style>
    <style:style style:name="LoadCommandJSFParams.A1" style:family="table-cell">
      <style:table-cell-properties fo:padding="0.0382in" fo:border-left="0.05pt solid #000000" fo:border-right="none" fo:border-top="0.05pt solid #000000" fo:border-bottom="0.05pt solid #000000"/>
    </style:style>
    <style:style style:name="LoadCommandJSFParams.D1" style:family="table-cell">
      <style:table-cell-properties fo:padding="0.0382in" fo:border="0.05pt solid #000000"/>
    </style:style>
    <style:style style:name="LoadCommandJSFParams.A2" style:family="table-cell">
      <style:table-cell-properties fo:padding="0.0382in" fo:border-left="0.05pt solid #000000" fo:border-right="none" fo:border-top="none" fo:border-bottom="0.05pt solid #000000"/>
    </style:style>
    <style:style style:name="LoadCommandJSFParams.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style:font-name="Courier 10 Pitch1" fo:font-size="10pt" style:font-size-asian="10pt" style:font-size-complex="10pt"/>
    </style:style>
    <style:style style:name="T2" style:family="text">
      <style:text-properties style:font-name="Courier 10 Pitch1" fo:font-size="10pt" style:font-size-asian="8.75pt" style:font-size-complex="10pt"/>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815_1874213091" text:style-name="Internet_20_link" text:visited-style-name="Internet_20_link">Load Command</text:a><text:tab/>1</text:p>
          <text:p text:style-name="P2"><text:a xlink:type="simple" xlink:href="#__RefHeading__817_1874213091" text:style-name="Internet_20_link" text:visited-style-name="Internet_20_link">Introduction</text:a><text:tab/>1</text:p>
          <text:p text:style-name="P2"><text:a xlink:type="simple" xlink:href="#__RefHeading__819_1874213091" text:style-name="Internet_20_link" text:visited-style-name="Internet_20_link">Parameters of a Load Command</text:a><text:tab/>1</text:p>
          <text:p text:style-name="P2"><text:a xlink:type="simple" xlink:href="#__RefHeading__821_1874213091" text:style-name="Internet_20_link" text:visited-style-name="Internet_20_link">Synchronizing Data: Schemas</text:a><text:tab/>1</text:p>
          <text:p text:style-name="P2"><text:a xlink:type="simple" xlink:href="#__RefHeading__823_1874213091" text:style-name="Internet_20_link" text:visited-style-name="Internet_20_link">Synchronizing Data: Invoking the AJAX Load</text:a><text:tab/>5</text:p>
          <text:p text:style-name="P2"><text:a xlink:type="simple" xlink:href="#__RefHeading__825_1874213091" text:style-name="Internet_20_link" text:visited-style-name="Internet_20_link">JSF Example</text:a><text:tab/>6</text:p>
        </text:index-body>
      </text:table-of-content>
      <text:p text:style-name="Text_20_body"/>
      <text:h text:style-name="Heading_20_1" text:outline-level="1"><text:bookmark text:name="__RefHeading__815_1874213091"/>Load Command<text:bookmark-end text:name="__RefHeading__815_1874213091"/></text:h>
      <text:h text:style-name="Heading_20_2" text:outline-level="2"><text:bookmark text:name="__RefHeading__817_1874213091"/>Introduction<text:bookmark-end text:name="__RefHeading__817_1874213091"/></text:h>
      <text:p text:style-name="Text_20_body">The load command is a JSF component that encapsulates an AJAX load and local data synchronization of a server-side object. For example, suppose you are creating an e-mail client. A user's inbox might be represented on the server-side as an object consisting of a list of messages (stored as an array) and a list of attributes (stored as object properties). To view the inbox offline, this object needs to be synchronized to HTML5 local storage. The loadCommand is designed to do exactly that.</text:p>
      <text:p text:style-name="Standard">The load command is either accessible directly via JavaScript (as outlined below) or via the <text:span text:style-name="T1">pm:loadCommand</text:span> JSF component.</text:p>
      <text:h text:style-name="Heading_20_2" text:outline-level="2"><text:bookmark text:name="__RefHeading__819_1874213091"/>Parameters of a Load Command<text:bookmark-end text:name="__RefHeading__819_1874213091"/></text:h>
      <text:p text:style-name="Text_20_body">The load command accepts parameters for three purposes.</text:p>
      <text:p text:style-name="Text_20_body">The first purpose is to transmit request data to the server so that the server can load the appropriate information (e.g., the inbox), serialize it into JSON, and return it back to the client. This information can either be a URL for a standard HTTP post request to a Java EE servlet, ASP.net web form (see <text:a xlink:type="simple" xlink:href="http://msdn.microsoft.com/en-us/library/aa478987.aspx#aspnet-jspmig-javaservlets_topic3">http://msdn.microsoft.com/en-us/library/aa478987.aspx#aspnet-jspmig-javaservlets_topic3</text:a> for more detail), or a web service or, in a JSF environment, a form which the JSF framework uses to map the request to a backing bean. In addition to the destination of the POST request, post parameters are also specified to add additional information from the client that will be useful in fulfilling the request. </text:p>
      <text:p text:style-name="Text_20_body">The second category of parameters are used to display a meaningful loader while the load is in progress. This includes a message to display in the standard jQuery Mobile loader component and the theming you prefer for that component.</text:p>
      <text:p text:style-name="Text_20_body">The third category of parameters determine how to synchronize data retrieved from the server with local storage. These parameters include the schema object for the serialized data (described below), the client-side widget variable used for storing the result of the load, and the completion function to be called after the local synchronization is complete.</text:p>
      <text:h text:style-name="Heading_20_2" text:outline-level="2"><text:bookmark text:name="__RefHeading__821_1874213091"/>Synchronizing Data: Schemas<text:bookmark-end text:name="__RefHeading__821_1874213091"/></text:h>
      <text:p text:style-name="Text_20_body">The offline storage mechanism is built on top of an enhanced version of PersistenceJS. “Schema objects” refer to schema objects as defined by PersistenceJS. For an introduction to the topic, visit <text:a xlink:type="simple" xlink:href="https://github.com/zefhemel/persistencejs">https://github.com/zefhemel/persistencejs</text:a> and read the README.md file.</text:p>
      <text:p text:style-name="Text_20_body"><text:soft-page-break/>Schema objects can either be created explicitly using PersistenceJS, or they can be generated automatically using a template object. A template object is simply a data-less JSON object that can be explored via reflection to infer the schema. For example, the following object would be a reasonable template for the inbox object:</text:p>
      <text:p text:style-name="Code_20_Block">{</text:p>
      <text:p text:style-name="Code_20_Block"><text:s text:c="4"/>“owner” : “”, /* Owner is a string property. */</text:p>
      <text:p text:style-name="Code_20_Block"><text:s text:c="4"/>“lastSynchronized”: “”, /* Dates are stored as strings. */</text:p>
      <text:p text:style-name="Code_20_Block"><text:s text:c="4"/>“messageCount” : 0, /* Number of messages in the inbox. */</text:p>
      <text:p text:style-name="Code_20_Block"><text:s text:c="4"/>“messages”: [{ /* The inbox has a one-to-many relationship with messages. */</text:p>
      <text:p text:style-name="Code_20_Block"><text:s text:c="14"/>“senderEmail” : “”, /* String representing sender email. */</text:p>
      <text:p text:style-name="Code_20_Block"><text:s text:c="14"/>“senderSubject”: “”, /* String representing the subject. */</text:p>
      <text:p text:style-name="Code_20_Block"><text:s text:c="14"/>“htmlBody” : “”, /* HTML text of the body. */</text:p>
      <text:p text:style-name="Code_20_Block"><text:s text:c="6"/>}]</text:p>
      <text:p text:style-name="Code_20_Block">}</text:p>
      <text:p text:style-name="Code_20_Block"/>
      <text:p text:style-name="Standard">These template objects are then explored via reflection and automatically converted into a PersistenceJS schema object via the function <text:span text:style-name="T1">PrimeFaces.DB.generatePersistenceSchema</text:span>. For more detail on this function, please consult the javadoc documentation.</text:p>
      <text:p text:style-name="Standard"/>
      <text:p text:style-name="Standard">Schemas generated using either the JSF <text:span text:style-name="T1">loadCommand</text:span> or the <text:s/><text:span text:style-name="T1">PrimeFaces.DB.generatePersistenceSchema </text:span>methodology are stored on the client in a global map from schema name to schema object. This global map is called <text:span text:style-name="T1">__pmAllSchemas</text:span> and it is a reliable way to get a reference to the schema object in your client-side JavaScript code.</text:p>
      <text:p text:style-name="Standard"/>
      <text:p text:style-name="Standard">When using the JSF integration, the <text:span text:style-name="T1">loadCommand</text:span> markup automatically generates the object schema according to the returned object from the <text:span text:style-name="T1">value</text:span> attribute getter (see below for a description of all markup attributes). This schema skeleton is generated via Java's reflection API, using programmer-inserted annotations to guide the serialization process.</text:p>
      <text:p text:style-name="Standard"/>
      <text:p text:style-name="Standard"><text:span text:style-name="T3">NOTE: Due to the “type erasure” property of Java generics, returned objects cannot use Java generics! For more information on type erasure, visit </text:span><text:a xlink:type="simple" xlink:href="http://docs.oracle.com/javase/tutorial/reflect/member/fieldTypes.html">http://docs.oracle.com/javase/tutorial/reflect/member/fieldTypes.html</text:a>. Instead of using generics, used typed arrays of objects.</text:p>
      <text:p text:style-name="Standard"/>
      <text:p text:style-name="Standard">The following annotations must be specified to guide the schema generation and object serialization process. For more information on each annotation, consult the javadoc for the <text:span text:style-name="T1">org.primefaces.mobile.model</text:span> package.</text:p>
      <text:p text:style-name="Standard"/>
      <table:table table:name="SerializationAnnotations" table:style-name="SerializationAnnotations">
        <table:table-column table:style-name="SerializationAnnotations.A"/>
        <table:table-column table:style-name="SerializationAnnotations.B"/>
        <table:table-column table:style-name="SerializationAnnotations.C"/>
        <table:table-column table:style-name="SerializationAnnotations.D"/>
        <table:table-row>
          <table:table-cell table:style-name="SerializationAnnotations.A1" office:value-type="string">
            <text:p text:style-name="P1">Name</text:p>
          </table:table-cell>
          <table:table-cell table:style-name="SerializationAnnotations.A1" office:value-type="string">
            <text:p text:style-name="P1">Required?</text:p>
          </table:table-cell>
          <table:table-cell table:style-name="SerializationAnnotations.A1" office:value-type="string">
            <text:p text:style-name="P1">Parameters</text:p>
          </table:table-cell>
          <table:table-cell table:style-name="SerializationAnnotations.D1" office:value-type="string">
            <text:p text:style-name="P1">Description</text:p>
          </table:table-cell>
        </table:table-row>
        <table:table-row>
          <table:table-cell table:style-name="SerializationAnnotations.A2" office:value-type="string">
            <text:p text:style-name="Table_20_Contents">ClientData</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At least one getter in each object that is intended for synchronization to the client must be marked as ClientData. Functions marked as such must have the form <text:span text:style-name="T1">get&lt;field name&gt;</text:span> or <text:span text:style-name="T1">is&lt;field name&gt;</text:span>, similar to any standard JSF getter. Returned types from annotated getters can be any primitive type, object type, or an array of objects.</text:p>
          </table:table-cell>
        </table:table-row>
        <text:soft-page-break/>
        <table:table-row>
          <table:table-cell table:style-name="SerializationAnnotations.A2" office:value-type="string">
            <text:p text:style-name="Table_20_Contents">ClientDataKey</text:p>
          </table:table-cell>
          <table:table-cell table:style-name="SerializationAnnotations.A2" office:value-type="string">
            <text:p text:style-name="Table_20_Contents">Y</text:p>
          </table:table-cell>
          <table:table-cell table:style-name="SerializationAnnotations.A2" office:value-type="string">
            <text:p text:style-name="Table_20_Contents">None</text:p>
          </table:table-cell>
          <table:table-cell table:style-name="SerializationAnnotations.D2" office:value-type="string">
            <text:p text:style-name="Table_20_Contents">Exactly one getter in each object should <text:span text:style-name="T4">also</text:span><text:span text:style-name="T5"> be marked with the ClientDataKey annotation, which is a unique key field (can be a string or integer) identifying the object. An index with a unique constraint is created in the client-side database on this field.</text:span></text:p>
          </table:table-cell>
        </table:table-row>
        <table:table-row>
          <table:table-cell table:style-name="SerializationAnnotations.A2" office:value-type="string">
            <text:p text:style-name="Table_20_Contents">ClientSort</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 String</text:p>
          </table:table-cell>
          <table:table-cell table:style-name="SerializationAnnotations.D2" office:value-type="string">
            <text:p text:style-name="Table_20_Contents">Mark 0 or more getters as fields that should be indexed on the client. The displayName parameter is used by components such as the dataList to automatically generate a list of sortable fields that a user can choose from when sorting that list.</text:p>
          </table:table-cell>
        </table:table-row>
        <table:table-row>
          <table:table-cell table:style-name="SerializationAnnotations.A2" office:value-type="string">
            <text:p text:style-name="Table_20_Contents">ClientFilter</text:p>
          </table:table-cell>
          <table:table-cell table:style-name="SerializationAnnotations.A2" office:value-type="string">
            <text:p text:style-name="Table_20_Contents">N</text:p>
          </table:table-cell>
          <table:table-cell table:style-name="SerializationAnnotations.A2" office:value-type="string">
            <text:p text:style-name="Table_20_Contents">displayName: String</text:p>
          </table:table-cell>
          <table:table-cell table:style-name="SerializationAnnotations.D2" office:value-type="string">
            <text:p text:style-name="Table_20_Contents">Conceptually similar to the ClientSort annotation, but used for specifying a field that is used to filter or group a list, rather than sort it. Filters are used by the dataList component to make it easy for a user to restrict the list to objects matching the current selection, and groupings reformat the list grouped by the unique values of the field with this annotation.</text:p>
          </table:table-cell>
        </table:table-row>
      </table:table>
      <text:p text:style-name="Standard"/>
      <text:p text:style-name="Standard">The object below is a simple example of an annotated object that will be synchronized to the client.</text:p>
      <text:p text:style-name="Standard"/>
      <text:p text:style-name="Code_20_Block">/**</text:p>
      <text:p text:style-name="Code_20_Block"><text:s/>* Encapsulates a single SharePoint site downloaded via SharePoint web services.</text:p>
      <text:p text:style-name="Code_20_Block"><text:s/>* </text:p>
      <text:p text:style-name="Code_20_Block"><text:s/>* @author Seth Hallem</text:p>
      <text:p text:style-name="Code_20_Block"><text:s/>*/</text:p>
      <text:p text:style-name="Code_20_Block">public class SharepointSite {</text:p>
      <text:p text:style-name="Code_20_Block"><text:s text:c="4"/>/* A convenience name for the site. */</text:p>
      <text:p text:style-name="Code_20_Block"><text:s text:c="4"/>private String siteName;</text:p>
      <text:p text:style-name="Code_20_Block"><text:s text:c="4"/></text:p>
      <text:p text:style-name="Code_20_Block"><text:s text:c="4"/>/* The URL of the site. */</text:p>
      <text:p text:style-name="Code_20_Block"><text:s text:c="4"/>private String siteURL;</text:p>
      <text:p text:style-name="Code_20_Block"/>
      <text:p text:style-name="Code_20_Block"><text:s text:c="4"/>/* A map from UUID to metadata objects for the lists included in this site. </text:p>
      <text:p text:style-name="Code_20_Block"><text:s text:c="5"/>*/</text:p>
      <text:p text:style-name="Code_20_Block"><text:s text:c="4"/>private Map&lt;String, ListMetadata&gt; siteLists;</text:p>
      <text:p text:style-name="Code_20_Block"><text:s text:c="4"/></text:p>
      <text:p text:style-name="Code_20_Block"><text:s text:c="4"/>/* Constructor */</text:p>
      <text:p text:style-name="Code_20_Block"><text:s text:c="4"/>public SharepointSite(String siteURL,</text:p>
      <text:p text:style-name="Code_20_Block"><text:s text:c="12"/>String siteName,</text:p>
      <text:p text:style-name="Code_20_Block"><text:s text:c="12"/>Map&lt;String, ListMetadata&gt; siteLists) {</text:p>
      <text:p text:style-name="Code_20_Block"><text:s text:c="8"/>if (siteName != null) {</text:p>
      <text:p text:style-name="Code_20_Block"><text:s text:c="12"/>this.siteName = siteName.trim();</text:p>
      <text:p text:style-name="Code_20_Block"><text:s text:c="8"/>}</text:p>
      <text:p text:style-name="Code_20_Block"><text:s text:c="8"/>this.siteURL = siteURL;</text:p>
      <text:p text:style-name="Code_20_Block"><text:s text:c="8"/>this.siteLists = siteLists;</text:p>
      <text:p text:style-name="Code_20_Block"><text:soft-page-break/><text:s text:c="4"/>}</text:p>
      <text:p text:style-name="Code_20_Block"><text:s text:c="4"/></text:p>
      <text:p text:style-name="Code_20_Block"><text:s text:c="4"/>/**</text:p>
      <text:p text:style-name="Code_20_Block"><text:s text:c="5"/>* Getter for the siteName field. Returns the name of the site, which is a </text:p>
      <text:p text:style-name="Code_20_Block"><text:s text:c="5"/>* field we want to allow users to use to both sort and filter the list </text:p>
      <text:p text:style-name="Code_20_Block"><text:s text:c="5"/>* generated on the client-side via the pm:dataList component.</text:p>
      <text:p text:style-name="Code_20_Block"><text:s text:c="5"/>* </text:p>
      <text:p text:style-name="Code_20_Block"><text:s text:c="5"/>* @return The name of the SharePoint site.</text:p>
      <text:p text:style-name="Code_20_Block"><text:s text:c="5"/>*/</text:p>
      <text:p text:style-name="Code_20_Block"><text:s text:c="4"/>@ClientData</text:p>
      <text:p text:style-name="Code_20_Block"><text:s text:c="4"/>@ClientSort(displayName="Site Name")</text:p>
      <text:p text:style-name="Code_20_Block"><text:s text:c="4"/>@ClientFilter(displayName="Site Name")</text:p>
      <text:p text:style-name="Code_20_Block"><text:s text:c="4"/>public String getSiteName() {</text:p>
      <text:p text:style-name="Code_20_Block"><text:s text:c="8"/>if (this.siteName != null &amp;&amp; !this.siteName.isEmpty()) {</text:p>
      <text:p text:style-name="Code_20_Block"><text:s text:c="12"/>return this.siteName;</text:p>
      <text:p text:style-name="Code_20_Block"><text:s text:c="8"/>}</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siteURL field. This field represents the full URL that </text:p>
      <text:p text:style-name="Code_20_Block"><text:s text:c="5"/>* uniquely identifies this SharePoint site. This is the one (and only) </text:p>
      <text:p text:style-name="Code_20_Block"><text:s text:c="5"/>* field in this object marked as the key. This generates a unique index on </text:p>
      <text:p text:style-name="Code_20_Block"><text:s text:c="5"/>* the client side for this object.</text:p>
      <text:p text:style-name="Code_20_Block"><text:s text:c="5"/>* </text:p>
      <text:p text:style-name="Code_20_Block"><text:s text:c="5"/>* @return The URL of the SharePoint site.</text:p>
      <text:p text:style-name="Code_20_Block"><text:s text:c="5"/>*/</text:p>
      <text:p text:style-name="Code_20_Block"><text:s text:c="4"/>@ClientData</text:p>
      <text:p text:style-name="Code_20_Block"><text:s text:c="4"/>@ClientDataKey</text:p>
      <text:p text:style-name="Code_20_Block"><text:s text:c="4"/>public String getSiteURL() {</text:p>
      <text:p text:style-name="Code_20_Block"><text:s text:c="8"/>return this.siteURL;</text:p>
      <text:p text:style-name="Code_20_Block"><text:s text:c="4"/>}</text:p>
      <text:p text:style-name="Code_20_Block"><text:s text:c="4"/></text:p>
      <text:p text:style-name="Code_20_Block"><text:s text:c="4"/>/**</text:p>
      <text:p text:style-name="Code_20_Block"><text:s text:c="5"/>* Getter for the lists encapsulated within this site. SharePoint organizes </text:p>
      <text:p text:style-name="Code_20_Block"><text:s text:c="5"/>* data within a site into a variety of different lists. The ListMetadata </text:p>
      <text:p text:style-name="Code_20_Block"><text:s text:c="5"/>* objects provide an overview of each list contained within this site. On </text:p>
      <text:p text:style-name="Code_20_Block"><text:s text:c="5"/>* the client side, a separate table is generated for the ListMetadata </text:p>
      <text:p text:style-name="Code_20_Block"><text:s text:c="5"/>* objects and a one-to-many relationship is automatically generated between </text:p>
      <text:p text:style-name="Code_20_Block"><text:s text:c="5"/>* the SharepointSite objects and the ListMetadata objects.</text:p>
      <text:p text:style-name="Code_20_Block"><text:s text:c="5"/>* </text:p>
      <text:p text:style-name="Code_20_Block"><text:s text:c="5"/>* @return Array of MetaData objects.</text:p>
      <text:p text:style-name="Code_20_Block"><text:s text:c="5"/>*/</text:p>
      <text:p text:style-name="Code_20_Block"><text:s text:c="4"/>@ClientData</text:p>
      <text:p text:style-name="Code_20_Block"><text:s text:c="4"/>public ListMetadata[] getSiteLists() {</text:p>
      <text:p text:style-name="Code_20_Block"><text:s text:c="8"/>ListMetadata[] listsArr = new <text:s text:c="8"/></text:p>
      <text:p text:style-name="Code_20_Block"><text:s text:c="16"/>ListMetadata[this.siteLists.values().size()];</text:p>
      <text:p text:style-name="Code_20_Block"><text:soft-page-break/><text:s text:c="8"/>return this.siteLists.values().toArray(listsArr);</text:p>
      <text:p text:style-name="Code_20_Block"><text:s text:c="4"/>}</text:p>
      <text:p text:style-name="Code_20_Block"><text:s text:c="4"/></text:p>
      <text:p text:style-name="Code_20_Block"><text:s text:c="4"/>/**</text:p>
      <text:p text:style-name="Code_20_Block"><text:s text:c="5"/>* Getter for the map from unique list names (UUIDs) to the associated </text:p>
      <text:p text:style-name="Code_20_Block"><text:s text:c="5"/>* metadata object. Note that this getter is NOT synchronized to the client </text:p>
      <text:p text:style-name="Code_20_Block"><text:s text:c="5"/>* and it cannot be synchronized to the client because the return type is a </text:p>
      <text:p text:style-name="Code_20_Block"><text:s text:c="5"/>* generic. However, within the JSF beans manipulating these objects we </text:p>
      <text:p text:style-name="Code_20_Block"><text:s text:c="5"/>* continue to use the map data structure rather than the flattened array </text:p>
      <text:p text:style-name="Code_20_Block"><text:s text:c="5"/>* that we synchronize to the client.</text:p>
      <text:p text:style-name="Code_20_Block"><text:s text:c="5"/>* </text:p>
      <text:p text:style-name="Code_20_Block"><text:s text:c="5"/>* @return Map from list UUID to associated metadata.</text:p>
      <text:p text:style-name="Code_20_Block"><text:s text:c="5"/>*/</text:p>
      <text:p text:style-name="Code_20_Block"><text:s text:c="4"/>public Map&lt;String, ListMetadata&gt; getListsMap() {</text:p>
      <text:p text:style-name="Code_20_Block"><text:s text:c="8"/>return this.siteLists;</text:p>
      <text:p text:style-name="Code_20_Block"><text:s text:c="4"/>}</text:p>
      <text:p text:style-name="Code_20_Block">}</text:p>
      <text:p text:style-name="Code_20_Block"/>
      <text:p text:style-name="Standard">On the client, each object type that is reachable from a serialized object is turned into a single PersistenceJS schema. Each schema is named using the fully-qualified object name of the serialized object (e.g., <text:span text:style-name="T1">com.mobilehelix.appserver.sharepoint.Lists.SharepointSite</text:span> for the object above).</text:p>
      <text:h text:style-name="Heading_20_2" text:outline-level="2"><text:bookmark text:name="__RefHeading__823_1874213091"/>Synchronizing Data: Invoking the AJAX Load<text:bookmark-end text:name="__RefHeading__823_1874213091"/></text:h>
      <text:p text:style-name="Standard">To execute the load associated with a load command, either us the <text:span text:style-name="T1">pm:loadCommand</text:span> JSF object as shown below or use the JavaScript function <text:span text:style-name="T1">PrimeFaces.DB.ajaxBeanLoad</text:span>. In the latter case, consult the javadoc for further documentation.</text:p>
      <text:p text:style-name="Standard"/>
      <text:p text:style-name="Standard">The JSF load command component accepts the following parameters:</text:p>
      <text:p text:style-name="Standard"/>
      <table:table table:name="LoadCommandJSFParams" table:style-name="LoadCommandJSFParams">
        <table:table-column table:style-name="LoadCommandJSFParams.A"/>
        <table:table-column table:style-name="LoadCommandJSFParams.B"/>
        <table:table-column table:style-name="LoadCommandJSFParams.C"/>
        <table:table-column table:style-name="LoadCommandJSFParams.D"/>
        <table:table-row>
          <table:table-cell table:style-name="LoadCommandJSFParams.A1" office:value-type="string">
            <text:p text:style-name="P1">Parameter Name</text:p>
          </table:table-cell>
          <table:table-cell table:style-name="LoadCommandJSFParams.A1" office:value-type="string">
            <text:p text:style-name="P1">Parameter Type</text:p>
          </table:table-cell>
          <table:table-cell table:style-name="LoadCommandJSFParams.A1" office:value-type="string">
            <text:p text:style-name="P1">Required?</text:p>
          </table:table-cell>
          <table:table-cell table:style-name="LoadCommandJSFParams.D1" office:value-type="string">
            <text:p text:style-name="P1">Description</text:p>
          </table:table-cell>
        </table:table-row>
        <table:table-row>
          <table:table-cell table:style-name="LoadCommandJSFParams.A2" office:value-type="string">
            <text:p text:style-name="Standard">name</text:p>
          </table:table-cell>
          <table:table-cell table:style-name="LoadCommandJSFParams.A2" office:value-type="string">
            <text:p text:style-name="Table_20_Contents">String</text:p>
          </table:table-cell>
          <table:table-cell table:style-name="LoadCommandJSFParams.A2" office:value-type="string">
            <text:p text:style-name="Table_20_Contents">Y</text:p>
          </table:table-cell>
          <table:table-cell table:style-name="LoadCommandJSFParams.D2" office:value-type="string">
            <text:p text:style-name="Standard">Name of the JavaScript function generated from this markup. This function must be called from the client-side to invoke the AJAX load.</text:p>
          </table:table-cell>
        </table:table-row>
        <table:table-row>
          <table:table-cell table:style-name="LoadCommandJSFParams.A2" office:value-type="string">
            <text:p text:style-name="Standard">error</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Standard">String property containing an error message, if one occurs during execution of the load command. If this command is not specified then a null object is returned by the load command upon error.</text:p>
          </table:table-cell>
        </table:table-row>
        <table:table-row>
          <table:table-cell table:style-name="LoadCommandJSFParams.A2" office:value-type="string">
            <text:p text:style-name="Standard">oncomplet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Standard">JavaScript function to execute when the load is complete. The first parameter to this function is the load status (either “success” or “error”).</text:p>
          </table:table-cell>
        </table:table-row>
        <table:table-row>
          <table:table-cell table:style-name="LoadCommandJSFParams.A2" office:value-type="string">
            <text:p text:style-name="Table_20_Contents">widgetVar</text:p>
          </table:table-cell>
          <table:table-cell table:style-name="LoadCommandJSFParams.A2" office:value-type="string">
            <text:p text:style-name="Table_20_Contents">String</text:p>
          </table:table-cell>
          <table:table-cell table:style-name="LoadCommandJSFParams.A2" office:value-type="string">
            <text:p text:style-name="Table_20_Contents">Y</text:p>
          </table:table-cell>
          <table:table-cell table:style-name="LoadCommandJSFParams.D2" office:value-type="string">
            <text:p text:style-name="Table_20_Contents">Name of a JavaScript variable with global scope that will be used to store the data object after it has been downloaded and synchronized. This data object while be a PersistenceJS data object. For <text:soft-page-break/>more information on PersistenceJS data objects visit <text:s/><text:a xlink:type="simple" xlink:href="https://github.com/zefhemel/persistencejs">https://github.com/zefhemel/persistencejs</text:a>.</text:p>
          </table:table-cell>
        </table:table-row>
        <table:table-row>
          <table:table-cell table:style-name="LoadCommandJSFParams.A2" office:value-type="string">
            <text:p text:style-name="Standard">loadingMessag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Table_20_Contents">Message display in the jQuery Mobile loader while the load command is executing.</text:p>
          </table:table-cell>
        </table:table-row>
        <table:table-row>
          <table:table-cell table:style-name="LoadCommandJSFParams.A2" office:value-type="string">
            <text:p text:style-name="Standard">loadingTheme</text:p>
          </table:table-cell>
          <table:table-cell table:style-name="LoadCommandJSFParams.A2" office:value-type="string">
            <text:p text:style-name="Table_20_Contents">String</text:p>
          </table:table-cell>
          <table:table-cell table:style-name="LoadCommandJSFParams.A2" office:value-type="string">
            <text:p text:style-name="Table_20_Contents">N</text:p>
          </table:table-cell>
          <table:table-cell table:style-name="LoadCommandJSFParams.D2" office:value-type="string">
            <text:p text:style-name="Table_20_Contents">Theming for the jQuery Mobile loader. For more information on loader themes, visit <text:a xlink:type="simple" xlink:href="http://api.jquerymobile.com/page-loading/">http://api.jquerymobile.com/page-loading/</text:a>.</text:p>
          </table:table-cell>
        </table:table-row>
        <table:table-row>
          <table:table-cell table:style-name="LoadCommandJSFParams.A2" office:value-type="string">
            <text:p text:style-name="Standard">value</text:p>
          </table:table-cell>
          <table:table-cell table:style-name="LoadCommandJSFParams.A2" office:value-type="string">
            <text:p text:style-name="Table_20_Contents">JSF EL</text:p>
          </table:table-cell>
          <table:table-cell table:style-name="LoadCommandJSFParams.A2" office:value-type="string">
            <text:p text:style-name="Table_20_Contents">Y</text:p>
          </table:table-cell>
          <table:table-cell table:style-name="LoadCommandJSFParams.D2" office:value-type="string">
            <text:p text:style-name="Table_20_Contents">Specifies the server-side bean property used to retrieve the data that is synchronized to the client.</text:p>
          </table:table-cell>
        </table:table-row>
        <table:table-row>
          <table:table-cell table:style-name="LoadCommandJSFParams.A2" office:value-type="string">
            <text:p text:style-name="Standard">actionListener</text:p>
          </table:table-cell>
          <table:table-cell table:style-name="LoadCommandJSFParams.A2" office:value-type="string">
            <text:p text:style-name="Table_20_Contents">JSF EL</text:p>
          </table:table-cell>
          <table:table-cell table:style-name="LoadCommandJSFParams.A2" office:value-type="string">
            <text:p text:style-name="Table_20_Contents">N</text:p>
          </table:table-cell>
          <table:table-cell table:style-name="LoadCommandJSFParams.D2" office:value-type="string">
            <text:p text:style-name="Table_20_Contents">Specifies a function to invoke prior to getting the value. A typical pattern is to use the actionListener to load data into the JSF bean (e.g., from a database or a web service), store the loaded object in the bean, then retrieve it with the value getter.</text:p>
          </table:table-cell>
        </table:table-row>
      </table:table>
      <text:p text:style-name="Standard"/>
      <text:h text:style-name="Heading_20_2" text:outline-level="2"><text:bookmark text:name="__RefHeading__825_1874213091"/>JSF Example<text:bookmark-end text:name="__RefHeading__825_1874213091"/></text:h>
      <text:p text:style-name="Code_20_Block"><text:tab/>&lt;pm:loadCommand name="loadList"</text:p>
      <text:p text:style-name="Code_20_Block"><text:s text:c="22"/>widgetVar="currentList"</text:p>
      <text:p text:style-name="Code_20_Block"><text:s text:c="22"/>value="#{listView.selectedList}"</text:p>
      <text:p text:style-name="Code_20_Block"><text:s text:c="22"/>actionListener="#{listView.loadList()}"</text:p>
      <text:p text:style-name="Code_20_Block"><text:s text:c="22"/>oncomplete="listLoadComplete(currentList);"/&gt;</text:p>
      <text:p text:style-name="Code_20_Block"/>
      <text:p text:style-name="Standard">The markup above generates a JavaScript function called <text:span text:style-name="T2">loadList</text:span> that downloads data from the <text:span text:style-name="T1">listView</text:span> JSF bean. The downloaded data is stored according to a schema that is automatically generated from the return object of the <text:span text:style-name="T1">selectedList</text:span> getter. Prior to invoking the getter, the function <text:span text:style-name="T1">loadList</text:span> is invoked on the backing bean to download the list of data. Once synchronized, the loaded data is stored in the globally scoped variable <text:s/><text:span text:style-name="T1">currentList</text:span> JavaScript variable and the completion method is invoked. The completion method invokes another locally defined JavaScript function (not shown here) and it passes the now defined widget variable as a parame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1" svg:font-family="'Courier 10 Pitch'" style:font-pitch="fixed"/>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1201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line_20_Code" style:display-name="Inline Code" style:family="paragraph" style:parent-style-name="Text_20_body" style:class="text">
      <style:text-properties style:font-name="Courier 10 Pitch" fo:font-size="10pt" style:font-size-asian="10.5pt"/>
    </style:style>
    <style:style style:name="Code_20_Block" style:display-name="Code Block" style:family="paragraph" style:parent-style-name="Text_20_body" style:class="text">
      <style:paragraph-properties fo:margin-top="0in" fo:margin-bottom="0.0402in"/>
      <style:text-properties style:font-name="Courier 10 Pitch1"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th Hallem</meta:initial-creator>
    <meta:creation-date>2013-05-21T09:43:01</meta:creation-date>
    <dc:date>2013-05-22T13:44:51</dc:date>
    <dc:creator>Seth Hallem</dc:creator>
    <meta:editing-duration>PT1H40M5S</meta:editing-duration>
    <meta:editing-cycles>101</meta:editing-cycles>
    <meta:generator>LibreOffice/3.4$Unix LibreOffice_project/340m1$Build-402</meta:generator>
    <meta:document-statistic meta:table-count="2" meta:image-count="0" meta:object-count="0" meta:page-count="6" meta:paragraph-count="190" meta:word-count="1805" meta:character-count="12249" meta:non-whitespace-character-count="9993"/>
  </office:meta>
</office:document-meta>
</file>